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053cm" fo:text-indent="0cm" style:auto-text-indent="false"/>
    </style:style>
    <style:style style:name="P6" style:family="paragraph" style:parent-style-name="Standard">
      <style:paragraph-properties fo:margin-left="0cm" fo:margin-right="-0.159cm" fo:text-indent="0cm" style:auto-text-indent="false"/>
    </style:style>
    <style:style style:name="P7" style:family="paragraph" style:parent-style-name="Standard">
      <style:paragraph-properties fo:margin-left="0cm" fo:margin-right="0.026cm"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Standard">
      <style:paragraph-properties style:shadow="none"/>
      <style:text-properties fo:font-style="italic" style:font-style-asian="italic" style:font-style-complex="italic"/>
    </style:style>
    <style:style style:name="P12" style:family="paragraph" style:parent-style-name="Subtitle">
      <style:paragraph-properties fo:text-align="center" style:justify-single-word="false" fo:break-before="page"/>
    </style:style>
    <style:style style:name="P13" style:family="paragraph" style:parent-style-name="code">
      <style:paragraph-properties fo:margin-left="1.524cm" fo:margin-right="0.305cm" fo:margin-top="0.102cm" fo:margin-bottom="0.203cm" fo:text-indent="0cm" style:auto-text-indent="false" fo:background-color="#ffff99">
        <style:background-image/>
      </style:paragraph-properties>
      <style:text-properties style:font-name="Verdana"/>
    </style:style>
    <style:style style:name="P14" style:family="paragraph" style:parent-style-name="Title">
      <style:paragraph-properties fo:text-align="center" style:justify-single-word="false"/>
    </style:style>
    <style:style style:name="P15" style:family="paragraph" style:parent-style-name="Standard" style:list-style-name="L2"/>
    <style:style style:name="P16" style:family="paragraph" style:parent-style-name="Standard" style:list-style-name="L2">
      <style:text-properties fo:font-style="italic" style:font-style-asian="italic" style:font-style-complex="italic"/>
    </style:style>
    <style:style style:name="P17" style:family="paragraph" style:parent-style-name="Standard" style:list-style-name="L3">
      <style:text-properties fo:font-style="italic" style:font-style-asian="italic" style:font-style-complex="italic"/>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14"/>
    <style:style style:name="P21" style:family="paragraph" style:parent-style-name="Standard" style:list-style-name="L21"/>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4"/>
    <style:style style:name="P25" style:family="paragraph" style:parent-style-name="Text_20_body" style:list-style-name="L1"/>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code">
      <style:paragraph-properties fo:orphans="2"/>
    </style:style>
    <style:style style:name="P42" style:family="paragraph" style:parent-style-name="code" style:master-page-name="">
      <style:paragraph-properties fo:orphans="2" style:page-number="auto" fo:keep-with-next="auto"/>
    </style:style>
    <style:style style:name="P43" style:family="paragraph" style:parent-style-name="code">
      <style:paragraph-properties fo:orphans="2" fo:keep-with-next="auto"/>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Footer"/>
      <text:p text:style-name="Standard"><text:tab/></text:p>
      <text:p text:style-name="Standard"/>
      <text:p text:style-name="Standard"/>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4"><text:a xlink:type="simple" xlink:href="#1.Introduction|outline" text:style-name="Internet_20_link" text:visited-style-name="Internet_20_link">1.Introduction</text:a><text:tab/>3</text:p>
          <text:p text:style-name="P44"><text:a xlink:type="simple" xlink:href="#2.Installation|outline" text:style-name="Internet_20_link" text:visited-style-name="Internet_20_link">2.Installation</text:a><text:tab/>3</text:p>
          <text:p text:style-name="P45"><text:a xlink:type="simple" xlink:href="#2.1.Linux |outline" text:style-name="Internet_20_link" text:visited-style-name="Internet_20_link">2.1.Linux </text:a><text:tab/>3</text:p>
          <text:p text:style-name="P45"><text:a xlink:type="simple" xlink:href="#2.2.windows|outline" text:style-name="Internet_20_link" text:visited-style-name="Internet_20_link">2.2.windows</text:a><text:tab/>4</text:p>
          <text:p text:style-name="P44"><text:a xlink:type="simple" xlink:href="#3. Vue Générale|outline" text:style-name="Internet_20_link" text:visited-style-name="Internet_20_link">3. Vue Générale</text:a><text:tab/>4</text:p>
          <text:p text:style-name="P45"><text:a xlink:type="simple" xlink:href="#3.1.Définition des termes|outline" text:style-name="Internet_20_link" text:visited-style-name="Internet_20_link">3.1.Définition des termes</text:a><text:tab/>4</text:p>
          <text:p text:style-name="P44"><text:a xlink:type="simple" xlink:href="#4.Logiciel de comptabilité ou de gestion ?|outline" text:style-name="Internet_20_link" text:visited-style-name="Internet_20_link">4.Logiciel de comptabilité ou de gestion ?</text:a><text:tab/>5</text:p>
          <text:p text:style-name="P45"><text:a xlink:type="simple" xlink:href="#4.1.Définition|outline" text:style-name="Internet_20_link" text:visited-style-name="Internet_20_link">4.1.Définition</text:a><text:tab/>5</text:p>
          <text:p text:style-name="P44"><text:a xlink:type="simple" xlink:href="#5.Mémento de comptabilité|outline" text:style-name="Internet_20_link" text:visited-style-name="Internet_20_link">5.Mémento de comptabilité</text:a><text:tab/>5</text:p>
          <text:p text:style-name="P45"><text:a xlink:type="simple" xlink:href="#5.1.Introduction|outline" text:style-name="Internet_20_link" text:visited-style-name="Internet_20_link">5.1.Introduction</text:a><text:tab/>5</text:p>
          <text:p text:style-name="P45"><text:a xlink:type="simple" xlink:href="#5.2.Le Bilan|outline" text:style-name="Internet_20_link" text:visited-style-name="Internet_20_link">5.2.Le Bilan</text:a><text:tab/>5</text:p>
          <text:p text:style-name="P45"><text:a xlink:type="simple" xlink:href="#5.3.Les comptes actifs / passifs|outline" text:style-name="Internet_20_link" text:visited-style-name="Internet_20_link">5.3.Les comptes actifs / passifs</text:a><text:tab/>6</text:p>
          <text:p text:style-name="P45"><text:a xlink:type="simple" xlink:href="#5.4.Les comptes de résultats|outline" text:style-name="Internet_20_link" text:visited-style-name="Internet_20_link">5.4.Les comptes de résultats</text:a><text:tab/>6</text:p>
          <text:p text:style-name="P45"><text:a xlink:type="simple" xlink:href="#5.5.Belgique Fiscalité, TVA|outline" text:style-name="Internet_20_link" text:visited-style-name="Internet_20_link">5.5.Belgique Fiscalité, TVA</text:a><text:tab/>7</text:p>
          <text:p text:style-name="P45"><text:a xlink:type="simple" xlink:href="#5.6.Fiscalité Belgique : Impôts|outline" text:style-name="Internet_20_link" text:visited-style-name="Internet_20_link">5.6.Fiscalité Belgique : Impôts</text:a><text:tab/>9</text:p>
          <text:p text:style-name="P45"><text:a xlink:type="simple" xlink:href="#5.7.Fiscalité France|outline" text:style-name="Internet_20_link" text:visited-style-name="Internet_20_link">5.7.Fiscalité France</text:a><text:tab/>11</text:p>
          <text:p text:style-name="P45"><text:a xlink:type="simple" xlink:href="#5.8.Ecriture de fin d'exercice comptable (Belgique)|outline" text:style-name="Internet_20_link" text:visited-style-name="Internet_20_link">5.8.Ecriture de fin d'exercice comptable (Belgique)</text:a><text:tab/>11</text:p>
          <text:p text:style-name="P45"><text:a xlink:type="simple" xlink:href="#5.9.Salaire et Compte de gérant|outline" text:style-name="Internet_20_link" text:visited-style-name="Internet_20_link">5.9.Salaire et Compte de gérant</text:a><text:tab/>12</text:p>
          <text:p text:style-name="P44"><text:a xlink:type="simple" xlink:href="#6.Sécurité|outline" text:style-name="Internet_20_link" text:visited-style-name="Internet_20_link">6.Sécurité</text:a><text:tab/>12</text:p>
          <text:p text:style-name="P45"><text:a xlink:type="simple" xlink:href="#6.1.Introduction|outline" text:style-name="Internet_20_link" text:visited-style-name="Internet_20_link">6.1.Introduction</text:a><text:tab/>12</text:p>
          <text:p text:style-name="P45"><text:a xlink:type="simple" xlink:href="#6.2.Base de données|outline" text:style-name="Internet_20_link" text:visited-style-name="Internet_20_link">6.2.Base de données</text:a><text:tab/>12</text:p>
          <text:p text:style-name="P45"><text:a xlink:type="simple" xlink:href="#6.3.PhpCompta|outline" text:style-name="Internet_20_link" text:visited-style-name="Internet_20_link">6.3.PhpCompta</text:a><text:tab/>13</text:p>
          <text:p text:style-name="P44"><text:a xlink:type="simple" xlink:href="#7.Administration|outline" text:style-name="Internet_20_link" text:visited-style-name="Internet_20_link">7.Administration</text:a><text:tab/>14</text:p>
          <text:p text:style-name="P45"><text:a xlink:type="simple" xlink:href="#7.1.Création de dossier|outline" text:style-name="Internet_20_link" text:visited-style-name="Internet_20_link">7.1.Création de dossier</text:a><text:tab/>14</text:p>
          <text:p text:style-name="P45"><text:a xlink:type="simple" xlink:href="#7.2.Création de modèle|outline" text:style-name="Internet_20_link" text:visited-style-name="Internet_20_link">7.2.Création de modèle</text:a><text:tab/>14</text:p>
          <text:p text:style-name="P45"><text:a xlink:type="simple" xlink:href="#7.3.Création d'utilisateur|outline" text:style-name="Internet_20_link" text:visited-style-name="Internet_20_link">7.3.Création d'utilisateur</text:a><text:tab/>14</text:p>
          <text:p text:style-name="P45"><text:a xlink:type="simple" xlink:href="#7.4.backup|outline" text:style-name="Internet_20_link" text:visited-style-name="Internet_20_link">7.4.backup</text:a><text:tab/>14</text:p>
          <text:p text:style-name="P44"><text:a xlink:type="simple" xlink:href="#8.Fiche|outline" text:style-name="Internet_20_link" text:visited-style-name="Internet_20_link">8.Fiche</text:a><text:tab/>14</text:p>
          <text:p text:style-name="P45"><text:a xlink:type="simple" xlink:href="#8.1.Qu'est-ce le quick code|outline" text:style-name="Internet_20_link" text:visited-style-name="Internet_20_link">8.1.Qu'est-ce le quick code</text:a><text:tab/>14</text:p>
          <text:p text:style-name="P45"><text:a xlink:type="simple" xlink:href="#8.2.Qu'est qu'une fiche finalement ? |outline" text:style-name="Internet_20_link" text:visited-style-name="Internet_20_link">8.2.Qu'est qu'une fiche finalement ? </text:a><text:tab/>14</text:p>
          <text:p text:style-name="P45"><text:a xlink:type="simple" xlink:href="#8.3.Ajout ou suppression d'attribut|outline" text:style-name="Internet_20_link" text:visited-style-name="Internet_20_link">8.3.Ajout ou suppression d'attribut</text:a><text:tab/>15</text:p>
          <text:p text:style-name="P45"><text:a xlink:type="simple" xlink:href="#8.4.Création d'une catégorie de fiche|outline" text:style-name="Internet_20_link" text:visited-style-name="Internet_20_link">8.4.Création d'une catégorie de fiche</text:a><text:tab/>15</text:p>
          <text:p text:style-name="P45"><text:a xlink:type="simple" xlink:href="#8.5.Création d'une fiche|outline" text:style-name="Internet_20_link" text:visited-style-name="Internet_20_link">8.5.Création d'une fiche</text:a><text:tab/>16</text:p>
          <text:p text:style-name="P44"><text:a xlink:type="simple" xlink:href="#9.Les rapports|outline" text:style-name="Internet_20_link" text:visited-style-name="Internet_20_link">9.Les rapports</text:a><text:tab/>16</text:p>
          <text:p text:style-name="P45"><text:a xlink:type="simple" xlink:href="#9.1.Introduction|outline" text:style-name="Internet_20_link" text:visited-style-name="Internet_20_link">9.1.Introduction</text:a><text:tab/>16</text:p>
          <text:p text:style-name="P45"><text:a xlink:type="simple" xlink:href="#9.2.Création|outline" text:style-name="Internet_20_link" text:visited-style-name="Internet_20_link">9.2.Création</text:a><text:tab/>16</text:p>
          <text:p text:style-name="P45"><text:a xlink:type="simple" xlink:href="#9.3.Utilisation |outline" text:style-name="Internet_20_link" text:visited-style-name="Internet_20_link">9.3.Utilisation </text:a><text:tab/>17</text:p>
          <text:p text:style-name="P44"><text:a xlink:type="simple" xlink:href="#10.Gestion de stock|outline" text:style-name="Internet_20_link" text:visited-style-name="Internet_20_link">10.Gestion de stock</text:a><text:tab/>17</text:p>
          <text:p text:style-name="P45"><text:a xlink:type="simple" xlink:href="#10.1.Configurer les fiches|outline" text:style-name="Internet_20_link" text:visited-style-name="Internet_20_link">10.1.Configurer les fiches</text:a><text:tab/>18</text:p>
          <text:p text:style-name="P44"><text:a xlink:type="simple" xlink:href="#11.Le module de comptabilité|outline" text:style-name="Internet_20_link" text:visited-style-name="Internet_20_link">11.Le module de comptabilité</text:a><text:tab/>19</text:p>
          <text:p text:style-name="P45"><text:a xlink:type="simple" xlink:href="#11.1.Journaux|outline" text:style-name="Internet_20_link" text:visited-style-name="Internet_20_link">11.1.Journaux</text:a><text:tab/>19</text:p>
          <text:p text:style-name="P45"><text:a xlink:type="simple" xlink:href="#11.2.Encodage d'opération|outline" text:style-name="Internet_20_link" text:visited-style-name="Internet_20_link">11.2.Encodage d'opération</text:a><text:tab/>21</text:p>
          <text:p text:style-name="P45"><text:a xlink:type="simple" xlink:href="#11.3.Recherche|outline" text:style-name="Internet_20_link" text:visited-style-name="Internet_20_link">11.3.Recherche</text:a><text:tab/>21</text:p>
          <text:p text:style-name="P45"><text:soft-page-break/><text:a xlink:type="simple" xlink:href="#11.4.Ecriture Directe|outline" text:style-name="Internet_20_link" text:visited-style-name="Internet_20_link">11.4.Ecriture Directe</text:a><text:tab/>21</text:p>
          <text:p text:style-name="P45"><text:a xlink:type="simple" xlink:href="#11.5.Rapprochement - réconciliation|outline" text:style-name="Internet_20_link" text:visited-style-name="Internet_20_link">11.5.Rapprochement - réconciliation</text:a><text:tab/>22</text:p>
          <text:p text:style-name="P45"><text:a xlink:type="simple" xlink:href="#11.6.Impression|outline" text:style-name="Internet_20_link" text:visited-style-name="Internet_20_link">11.6.Impression</text:a><text:tab/>22</text:p>
          <text:p text:style-name="P45"><text:a xlink:type="simple" xlink:href="#11.7.Avancé|outline" text:style-name="Internet_20_link" text:visited-style-name="Internet_20_link">11.7.Avancé</text:a><text:tab/>23</text:p>
          <text:p text:style-name="P44"><text:a xlink:type="simple" xlink:href="#12.Le module de gestion|outline" text:style-name="Internet_20_link" text:visited-style-name="Internet_20_link">12.Le module de gestion</text:a><text:tab/>24</text:p>
          <text:p text:style-name="P45"><text:a xlink:type="simple" xlink:href="#12.1.Menu : clients|outline" text:style-name="Internet_20_link" text:visited-style-name="Internet_20_link">12.1.Menu : clients</text:a><text:tab/>24</text:p>
          <text:p text:style-name="P45"><text:a xlink:type="simple" xlink:href="#12.2.Menu Facture|outline" text:style-name="Internet_20_link" text:visited-style-name="Internet_20_link">12.2.Menu Facture</text:a><text:tab/>25</text:p>
          <text:p text:style-name="P45"><text:a xlink:type="simple" xlink:href="#12.3.Menu Fournisseur|outline" text:style-name="Internet_20_link" text:visited-style-name="Internet_20_link">12.3.Menu Fournisseur</text:a><text:tab/>25</text:p>
          <text:p text:style-name="P45"><text:a xlink:type="simple" xlink:href="#12.4.Menu Dépense|outline" text:style-name="Internet_20_link" text:visited-style-name="Internet_20_link">12.4.Menu Dépense</text:a><text:tab/>25</text:p>
          <text:p text:style-name="P45"><text:a xlink:type="simple" xlink:href="#12.5.Contact|outline" text:style-name="Internet_20_link" text:visited-style-name="Internet_20_link">12.5.Contact</text:a><text:tab/>25</text:p>
          <text:p text:style-name="P45"><text:a xlink:type="simple" xlink:href="#12.6.Administration|outline" text:style-name="Internet_20_link" text:visited-style-name="Internet_20_link">12.6.Administration</text:a><text:tab/>25</text:p>
          <text:p text:style-name="P45"><text:a xlink:type="simple" xlink:href="#12.7.Suivi Courrier|outline" text:style-name="Internet_20_link" text:visited-style-name="Internet_20_link">12.7.Suivi Courrier</text:a><text:tab/>25</text:p>
          <text:p text:style-name="P45"><text:a xlink:type="simple" xlink:href="#12.8.Ecriture Directe|outline" text:style-name="Internet_20_link" text:visited-style-name="Internet_20_link">12.8.Ecriture Directe</text:a><text:tab/>26</text:p>
          <text:p text:style-name="P44"><text:a xlink:type="simple" xlink:href="#13.Le module de comptabilité analytique|outline" text:style-name="Internet_20_link" text:visited-style-name="Internet_20_link">13.Le module de comptabilité analytique</text:a><text:tab/>26</text:p>
          <text:p text:style-name="P45"><text:a xlink:type="simple" xlink:href="#13.1.Introduction|outline" text:style-name="Internet_20_link" text:visited-style-name="Internet_20_link">13.1.Introduction</text:a><text:tab/>26</text:p>
          <text:p text:style-name="P45"><text:a xlink:type="simple" xlink:href="#13.2.Activation de la comptabilité analytique|outline" text:style-name="Internet_20_link" text:visited-style-name="Internet_20_link">13.2.Activation de la comptabilité analytique</text:a><text:tab/>27</text:p>
          <text:p text:style-name="P45"><text:a xlink:type="simple" xlink:href="#13.3.Plan analytique|outline" text:style-name="Internet_20_link" text:visited-style-name="Internet_20_link">13.3.Plan analytique</text:a><text:tab/>27</text:p>
          <text:p text:style-name="P45"><text:a xlink:type="simple" xlink:href="#13.4.Opérations diverses|outline" text:style-name="Internet_20_link" text:visited-style-name="Internet_20_link">13.4.Opérations diverses</text:a><text:tab/>27</text:p>
          <text:p text:style-name="P45"><text:a xlink:type="simple" xlink:href="#13.5.Impression|outline" text:style-name="Internet_20_link" text:visited-style-name="Internet_20_link">13.5.Impression</text:a><text:tab/>27</text:p>
          <text:p text:style-name="P45"><text:a xlink:type="simple" xlink:href="#13.6.Liaison avec la comptabilité générale|outline" text:style-name="Internet_20_link" text:visited-style-name="Internet_20_link">13.6.Liaison avec la comptabilité générale</text:a><text:tab/>28</text:p>
          <text:p text:style-name="P44"><text:a xlink:type="simple" xlink:href="#14.Le module Paramètre|outline" text:style-name="Internet_20_link" text:visited-style-name="Internet_20_link">14.Le module Paramètre</text:a><text:tab/>28</text:p>
          <text:p text:style-name="P45"><text:a xlink:type="simple" xlink:href="#14.1.Société|outline" text:style-name="Internet_20_link" text:visited-style-name="Internet_20_link">14.1.Société</text:a><text:tab/>28</text:p>
          <text:p text:style-name="P45"><text:a xlink:type="simple" xlink:href="#14.2.Divers|outline" text:style-name="Internet_20_link" text:visited-style-name="Internet_20_link">14.2.Divers</text:a><text:tab/>29</text:p>
          <text:p text:style-name="P45"><text:a xlink:type="simple" xlink:href="#14.3.TVA|outline" text:style-name="Internet_20_link" text:visited-style-name="Internet_20_link">14.3.TVA</text:a><text:tab/>29</text:p>
          <text:p text:style-name="P45"><text:a xlink:type="simple" xlink:href="#14.4.Poste Comptable|outline" text:style-name="Internet_20_link" text:visited-style-name="Internet_20_link">14.4.Poste Comptable</text:a><text:tab/>29</text:p>
          <text:p text:style-name="P45"><text:a xlink:type="simple" xlink:href="#14.5.Fiche|outline" text:style-name="Internet_20_link" text:visited-style-name="Internet_20_link">14.5.Fiche</text:a><text:tab/>29</text:p>
          <text:p text:style-name="P45"><text:a xlink:type="simple" xlink:href="#14.6.Sécurité |outline" text:style-name="Internet_20_link" text:visited-style-name="Internet_20_link">14.6.Sécurité </text:a><text:tab/>29</text:p>
          <text:p text:style-name="P45"><text:a xlink:type="simple" xlink:href="#14.7.Document|outline" text:style-name="Internet_20_link" text:visited-style-name="Internet_20_link">14.7.Document</text:a><text:tab/>31</text:p>
          <text:p text:style-name="P45"><text:a xlink:type="simple" xlink:href="#14.8.Journaux|outline" text:style-name="Internet_20_link" text:visited-style-name="Internet_20_link">14.8.Journaux</text:a><text:tab/>32</text:p>
          <text:p text:style-name="P44"><text:a xlink:type="simple" xlink:href="#15.Introduction au budget|outline" text:style-name="Internet_20_link" text:visited-style-name="Internet_20_link">15.Introduction au budget</text:a><text:tab/>32</text:p>
          <text:p text:style-name="P45"><text:a xlink:type="simple" xlink:href="#15.1.Budget et programmation|outline" text:style-name="Internet_20_link" text:visited-style-name="Internet_20_link">15.1.Budget et programmation</text:a><text:tab/>32</text:p>
          <text:p text:style-name="P45"><text:a xlink:type="simple" xlink:href="#15.2.Qu'est ce qu'un budget ?|outline" text:style-name="Internet_20_link" text:visited-style-name="Internet_20_link">15.2.Qu'est ce qu'un budget ?</text:a><text:tab/>32</text:p>
          <text:p text:style-name="P45"><text:a xlink:type="simple" xlink:href="#15.3.Durée du budget|outline" text:style-name="Internet_20_link" text:visited-style-name="Internet_20_link">15.3.Durée du budget</text:a><text:tab/>32</text:p>
          <text:p text:style-name="P45"><text:a xlink:type="simple" xlink:href="#15.4.Le module Budget|outline" text:style-name="Internet_20_link" text:visited-style-name="Internet_20_link">15.4.Le module Budget</text:a><text:tab/>33</text:p>
          <text:p text:style-name="P44"><text:a xlink:type="simple" xlink:href="#16.Trucs et astuces|outline" text:style-name="Internet_20_link" text:visited-style-name="Internet_20_link">16.Trucs et astuces</text:a><text:tab/>35</text:p>
          <text:p text:style-name="P45"><text:a xlink:type="simple" xlink:href="#16.1.Ouvrir plusieurs fenêtres|outline" text:style-name="Internet_20_link" text:visited-style-name="Internet_20_link">16.1.Ouvrir plusieurs fenêtres</text:a><text:tab/>35</text:p>
          <text:p text:style-name="P44"><text:a xlink:type="simple" xlink:href="#17.Développeur|outline" text:style-name="Internet_20_link" text:visited-style-name="Internet_20_link">17.Développeur</text:a><text:tab/>35</text:p>
          <text:p text:style-name="P45"><text:a xlink:type="simple" xlink:href="#17.1.Attributs des Fiches|outline" text:style-name="Internet_20_link" text:visited-style-name="Internet_20_link">17.1.Attributs des Fiches</text:a><text:tab/>36</text:p>
          <text:p text:style-name="P45"><text:a xlink:type="simple" xlink:href="#17.2.Import des banques|outline" text:style-name="Internet_20_link" text:visited-style-name="Internet_20_link">17.2.Import des banques</text:a><text:tab/>36</text:p>
          <text:p text:style-name="P45"><text:a xlink:type="simple" xlink:href="#17.3.Bilan adapté|outline" text:style-name="Internet_20_link" text:visited-style-name="Internet_20_link">17.3.Bilan adapté</text:a><text:tab/>36</text:p>
          <text:p text:style-name="P45"><text:a xlink:type="simple" xlink:href="#17.4.Lien|outline" text:style-name="Internet_20_link" text:visited-style-name="Internet_20_link">17.4.Lien</text:a><text:tab/>36</text:p>
        </text:index-body>
      </text:table-of-content>
      <text:p text:style-name="P2"/>
      <text:p text:style-name="P14"/>
      <text:p text:style-name="P12"/>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32281858" text:style-name="L1">
        <text:list-item>
          <text:p text:style-name="P25">php5 (+ module php5-pgsql et php5-bcmath)</text:p>
        </text:list-item>
        <text:list-item>
          <text:p text:style-name="P25">apache2</text:p>
        </text:list-item>
        <text:list-item>
          <text:p text:style-name="P25">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text:soft-page-break/></text:p>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text:soft-page-break/></text:p>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L'un des objectifs de la comptabilité est de pouvoir établir un bilan qui donnera une idée de la santé de la société.</text:p>
      <text:p text:style-name="Standard">Le bilan correspond aussi à une obligation légale.</text:p>
      <text:p text:style-name="Standard"><text:soft-page-break/></text:p>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1"><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text:soft-page-break/>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text:soft-page-break/>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text:soft-page-break/>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soft-page-break/><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soft-page-break/>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text:soft-page-break/>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
      <text:p text:style-name="Standard">En tant qu'utilisateur postgres, ajoutez un mot de passe à votre utilisateur phpcompta avec la commande // psql -c <text:soft-page-break/>"alter user UTILISATEUR password 'votre_mot_de_passe'" Ce mot de passe est évidemment celui dont on a parlé 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text:soft-page-break/>Le sens d'écrire dans ce contexte-ci doit se comprendre comme la capacité à pouvoir ajouter ou modifier des informations. Voir aussi <text:a xlink:type="simple" xlink:href="#12.6.Sécurité |outline">Sécurité </text:a></text:p>
      <text:p text:style-name="Standard"/>
      <text:h text:style-name="Heading_20_1" text:outline-level="1">Administration</text:h>
      <text:h text:style-name="Heading_20_2" text:outline-level="2">Création de dossier</text:h>
      <text:p text:style-name="Text_20_body">Afin de créer un dossier, vous vous rendez simplement dans Administration--&gt;Dossier, vous devez être administrateur pour cela, vous choisissez un modèle, la date, le nom et une description, puis cliquer sur cre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sissez le dossier qui deviendra un modèle, que vous pourrez utiliser pour créer un nouveau dossier. Pendant la phase de création du modèle, on enlé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r les informations et charger le fichier.</text:p>
      <text:p text:style-name="Text_20_body"/>
      <text:p text:style-name="Text_20_body"/>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text:soft-page-break/></text:p>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13">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text:soft-pag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33697374" text:style-name="L23">
        <text:list-item>
          <text:p text:style-name="P23">les postes sont toujours écrits entre crochets; <text:line-break/>exemple : [ 4511] </text:p>
        </text:list-item>
        <text:list-item>
          <text:p text:style-name="P23">pour avoir la somme du poste et des sous-postes, il faut utiliser le %;<text:line-break/>exemple [45%]</text:p>
        </text:list-item>
      </text:list>
      <text:list xml:id="list33677174" text:style-name="L22">
        <text:list-item>
          <text:p text:style-name="P22">si vous souhaitez commencer à une autre période pour certains comptes et donc avoir plusieurs intervalles pour un rapport, vous devez utiliser l'option FROM=MM.YYYY (voir exemple). Ce genre d'option est très utile pour par exemple les déclarations de TVA. <text:s/></text:p>
        </text:list-item>
        <text:list-item>
          <text:p text:style-name="P22">Si vous souhaitez n'avoir que le crédit ou le débit, utilisez le D ou le C avant la fermeture du crochet.</text:p>
        </text:list-item>
      </text:list>
      <text:list xml:id="list33682968" text:style-name="L21">
        <text:list-item>
          <text:p text:style-name="P21">Pour avoir un montant négatif si le crédit est supérieur au débit, il faut avoir S avant la fermeture du <text:soft-page-break/>crochet exemple : [7%S] , [55001S]</text:p>
        </text:list-item>
        <text:list-item>
          <text:p text:style-name="P21">Drapeau :</text:p>
          <text:list>
            <text:list-item>
              <text:p text:style-name="P21">S= Signed : négatif si D &gt; C</text:p>
            </text:list-item>
            <text:list-item>
              <text:p text:style-name="P21">D = Uniquement Débit</text:p>
            </text:list-item>
            <text:list-item>
              <text:p text:style-name="P21">C = uniquement Credit</text:p>
            </text:list-item>
            <text:list-item>
              <text:p text:style-name="P21">Aucun : valeur absolue de la différence entre D&amp;C</text:p>
            </text:list-item>
          </text:list>
        </text:list-item>
      </text:list>
      <text:h text:style-name="Heading_20_4" text:outline-level="4"/>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42">Résultat d'exploitation brute <text:s/><text:tab/><text:tab/><text:tab/><text:tab/>round([7%]-[6%])</text:p>
      <text:p text:style-name="P43">Impôt estimé (sans compter les amortissements)<text:tab/> ([7%]-[6%])/0.35</text:p>
      <text:p text:style-name="P43">Total des comptes en banque <text:tab/><text:tab/><text:tab/><text:tab/>[550%]</text:p>
      <text:p text:style-name="P43">Total TVA récolté depuis janvier 2005 : <text:tab/><text:tab/><text:tab/>[4511]FROM=01.2005</text:p>
      <text:p text:style-name="P43">Perte ou profitif <text:tab/><text:tab/><text:tab/><text:tab/><text:tab/>([7%]-[6%]&gt;0)?"Benefice":"Perte"</text:p>
      <text:p text:style-name="P41"/>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4147456" text:style-name="L24">
        <text:list-item>
          <text:p text:style-name="P24">La première, est que les postes comptables des marchandises à vendre et à acheter ne sont pas les mêmes.</text:p>
        </text:list-item>
        <text:list-item>
          <text:p text:style-name="P24">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text:soft-page-break/></text:p>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8</text:bookmark-ref> <text:bookmark-ref text:reference-format="text" text:ref-name="journaux">Journaux</text:bookmark-ref></text:p>
      <text:p text:style-name="Standard"/>
      <text:p text:style-name="Standard"><text:soft-page-break/>Dans tous les journaux, vous avez la rubrique "Nouveau » (ou « Nouvelle" pour les ventes) et "Voir" au minimum, "nouvelle" pour une nouvelle opération et « voir » pour observer les opérations de la période en cours ou de toutes les périodes.</text:p>
      <text:p text:style-name="Standard"/>
      <text:h text:style-name="Heading_20_3" text:outline-level="3">Les numéros de Pièces Justificatives</text:h>
      <text:p text:style-name="Standard">Elles se configurent dans le menu paramètre (voir <text:bookmark-ref text:reference-format="chapter" text:ref-name="journaux">14.8</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ètré et avec le compte donné. </text:p>
      <text:p text:style-name="Standard"/>
      <text:h text:style-name="Heading_20_3" text:outline-level="3"><text:soft-page-break/>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xml:id="list32287912" text:style-name="L2">
        <text:list-header>
          <text:p text:style-name="P15"/>
        </text:list-header>
        <text:list-item>
          <text:p text:style-name="P15">Paiement d'une facture (montant négatif), on aura :</text:p>
          <text:list>
            <text:list-header>
              <text:p text:style-name="P16">tva à récupérer</text:p>
            </text:list-header>
          </text:list>
        </text:list-item>
      </text:list>
      <text:p text:style-name="P4"><text:tab/>Fournisseur</text:p>
      <text:list xml:id="list32273943" text:style-name="L3">
        <text:list-header>
          <text:p text:style-name="P17"><text:tab/><text:tab/><text:tab/>à<text:tab/>charge</text:p>
          <text:p text:style-name="P18"/>
        </text:list-header>
        <text:list-item>
          <text:p text:style-name="P18">Reprise de marchandise (diminution de vente &amp; TVA) :</text:p>
          <text:p text:style-name="P18"><text:s text:c="6"/><text:span text:style-name="T5">vente</text:span></text:p>
          <text:list>
            <text:list-header>
              <text:p text:style-name="P17"><text:soft-page-break/>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text:soft-page-break/>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text:soft-page-break/>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text:soft-page-break/>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text:soft-page-break/>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soft-page-break/>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text:soft-page-break/>Comptabilité analytique : valeur possible</text:h>
      <text:p text:style-name="Text_20_body">Les valeurs possibles sont </text:p>
      <text:list xml:id="list32273607" text:style-name="L4">
        <text:list-item>
          <text:list>
            <text:list-item>
              <text:p text:style-name="P19">Aucune, par défaut</text:p>
            </text:list-item>
            <text:list-item>
              <text:p text:style-name="P19">Optionnel, c'est à dire qu'il n'est pas obligatoire de donner les informations pour la comptabilité analytiques</text:p>
            </text:list-item>
            <text:list-item>
              <text:p text:style-name="P19">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32277509" text:style-name="L5">
        <text:list-item>
          <text:p text:style-name="P26">Non, vous pouvez encoder sans suivre l'ordre chronologique et vous pouvez aussi effacer des opérations</text:p>
        </text:list-item>
        <text:list-item>
          <text:p text:style-name="P26">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text:soft-page-break/></text:p>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Fiche</text:p>
      <text:list xml:id="list32284652" text:style-name="L6">
        <text:list-item>
          <text:p text:style-name="P27">Création, modification et effacement de fiche</text:p>
        </text:list-item>
        <text:list-item>
          <text:p text:style-name="P27">Création, modification et effacement <text:s/>de catégories de fiches</text:p>
        </text:list-item>
        <text:list-item>
          <text:p text:style-name="P27">Ajout de fiche</text:p>
        </text:list-item>
      </text:list>
      <text:p text:style-name="Text_20_body">Impression</text:p>
      <text:list xml:id="list32271612" text:style-name="L7">
        <text:list-item>
          <text:p text:style-name="P28">Journaux (limité aux journaux en lecture)</text:p>
        </text:list-item>
        <text:list-item>
          <text:p text:style-name="P28">Poste ( limité aux journaux en lecture)</text:p>
        </text:list-item>
        <text:list-item>
          <text:p text:style-name="P28">Fiche (limité aux journaux en lecture)</text:p>
        </text:list-item>
        <text:list-item>
          <text:p text:style-name="P28">Rapport (non limité aux journaux en lecture)</text:p>
        </text:list-item>
        <text:list-item>
          <text:p text:style-name="P28">création de rapport</text:p>
        </text:list-item>
      </text:list>
      <text:p text:style-name="Text_20_body">Opérations prédéfinies</text:p>
      <text:list xml:id="list32270958" text:style-name="L8">
        <text:list-item>
          <text:p text:style-name="P29">Effacement &amp; création, à ne pas confondre avec « Journaux en écriture avec opérations prédéfinies »</text:p>
        </text:list-item>
      </text:list>
      <text:p text:style-name="Text_20_body">Période</text:p>
      <text:list xml:id="list32288615" text:style-name="L9">
        <text:list-item>
          <text:p text:style-name="P30">Ajout</text:p>
        </text:list-item>
        <text:list-item>
          <text:p text:style-name="P30">clôture</text:p>
        </text:list-item>
        <text:list-item>
          <text:p text:style-name="P30">centralisation</text:p>
        </text:list-item>
        <text:list-item>
          <text:p text:style-name="P30">Écriture Ouverture </text:p>
        </text:list-item>
      </text:list>
      <text:p text:style-name="Text_20_body">Stock</text:p>
      <text:list xml:id="list32286475" text:style-name="L10">
        <text:list-item>
          <text:p text:style-name="P31"><text:soft-page-break/>Gestion stock</text:p>
        </text:list-item>
      </text:list>
      <text:p text:style-name="Text_20_body">Gestion courrier</text:p>
      <text:p text:style-name="Text_20_body">Import en banque</text:p>
      <text:p text:style-name="Text_20_body">Comptabilité Analytique</text:p>
      <text:list xml:id="list32289076" text:style-name="L11">
        <text:list-item>
          <text:p text:style-name="P32">Ajout de plan analytique</text:p>
        </text:list-item>
        <text:list-item>
          <text:p text:style-name="P32">Ajout de poste analytique</text:p>
        </text:list-item>
        <text:list-item>
          <text:p text:style-name="P32">Ajout de groupe analytique</text:p>
        </text:list-item>
        <text:list-item>
          <text:p text:style-name="P32">Impression</text:p>
        </text:list-item>
      </text:list>
      <text:p text:style-name="Text_20_body">Budget</text:p>
      <text:list xml:id="list32289132" text:style-name="L12">
        <text:list-item>
          <text:p text:style-name="P33">Création hypothése</text:p>
        </text:list-item>
        <text:list-item>
          <text:p text:style-name="P33">Création de fiche</text:p>
        </text:list-item>
        <text:list-item>
          <text:p text:style-name="P33">Impression</text:p>
        </text:list-item>
      </text:list>
      <text:p text:style-name="Text_20_body">Paramètres</text:p>
      <text:list xml:id="list32292567" text:style-name="L13">
        <text:list-item>
          <text:p text:style-name="P34">Coordonnées société</text:p>
        </text:list-item>
        <text:list-item>
          <text:p text:style-name="P34">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32271827" text:style-name="L14">
        <text:list-item>
          <text:p text:style-name="P20">CUST_NAME customer's name</text:p>
        </text:list-item>
        <text:list-item>
          <text:p text:style-name="P20">CUST_ADDR_1 customer's address line 1</text:p>
        </text:list-item>
        <text:list-item>
          <text:p text:style-name="P20">CUST_CP customer's ZIP code</text:p>
        </text:list-item>
        <text:list-item>
          <text:p text:style-name="P20">CUST_CITY customer's city</text:p>
        </text:list-item>
        <text:list-item>
          <text:p text:style-name="P20">CUST_CO customer's country</text:p>
        </text:list-item>
        <text:list-item>
          <text:p text:style-name="P20">CUST_VAT customer's VAT</text:p>
        </text:list-item>
        <text:list-item>
          <text:p text:style-name="P20">CUST_NUM numéro de client </text:p>
        </text:list-item>
        <text:list-item>
          <text:p text:style-name="P20">CUST_BANQUE_NO n° de compte en banque (utilisé surtout dans les notes de frais)</text:p>
        </text:list-item>
        <text:list-item>
          <text:p text:style-name="P20">CUST_BANQUE_NAME nom de la banque (utilisé surtout dans les notes de frais)</text:p>
        </text:list-item>
        <text:list-item>
          <text:p text:style-name="P20">DATE_LIMIT Echéance</text:p>
        </text:list-item>
        <text:list-item>
          <text:p text:style-name="P20">MARCH_NEXT n'imprimera rien, ce tag demande à ce qu'on passe à la marchandise suivante</text:p>
        </text:list-item>
        <text:list-item>
          <text:p text:style-name="P20">BON_COMMANDE numéro du bon de commande </text:p>
        </text:list-item>
        <text:list-item>
          <text:p text:style-name="P20">VEN_ART_NAME Nom de l'article</text:p>
        </text:list-item>
        <text:list-item>
          <text:p text:style-name="P20">VEN_ART_PRICE Prix de l'article</text:p>
        </text:list-item>
        <text:list-item>
          <text:p text:style-name="P20">VEN_ART_QUANT Quantité</text:p>
        </text:list-item>
        <text:list-item>
          <text:p text:style-name="P20">VEN_ART_TVA_CODE Le code TVA</text:p>
        </text:list-item>
        <text:list-item>
          <text:p text:style-name="P20">VEN_ART_TVA_AMOUNT Le montant TVA de l'article</text:p>
        </text:list-item>
        <text:list-item>
          <text:p text:style-name="P20">VEN_ART_STOCK_CODE Le code de stock de l'article</text:p>
        </text:list-item>
        <text:list-item>
          <text:p text:style-name="P20"><text:soft-page-break/>VEN_HTVA le total hors TVA de l'article</text:p>
        </text:list-item>
        <text:list-item>
          <text:p text:style-name="P20">VEN_TVAC le total TVAC de l'article</text:p>
        </text:list-item>
        <text:list-item>
          <text:p text:style-name="P20">VEN_TVA le total de la TVA de l'article</text:p>
        </text:list-item>
        <text:list-item>
          <text:p text:style-name="P20">TOTAL_VEN_HTVA le total HTVA</text:p>
        </text:list-item>
        <text:list-item>
          <text:p text:style-name="P20">TOTAL_VEN_TVAC le total TVAC</text:p>
        </text:list-item>
        <text:list-item>
          <text:p text:style-name="P20">TOTAL_TVA le total TVA</text:p>
        </text:list-item>
        <text:list-item>
          <text:p text:style-name="P20">TVA_LABEL Montre le % de TVA</text:p>
        </text:list-item>
        <text:list-item>
          <text:p text:style-name="P20">TVA_AMOUNT TVA de l'article</text:p>
        </text:list-item>
        <text:list-item>
          <text:p text:style-name="P20">REFERENCE Référence</text:p>
        </text:list-item>
        <text:list-item>
          <text:p text:style-name="P20">SOLDE Solde du compte (pour les lettres de rappel)</text:p>
        </text:list-item>
        <text:list-item>
          <text:p text:style-name="P20">DATE Date encodée</text:p>
        </text:list-item>
        <text:list-item>
          <text:p text:style-name="P20">NUMBER numéro de séquence du document</text:p>
        </text:list-item>
        <text:list-item>
          <text:p text:style-name="P20">MY_NAME vos coordonnées</text:p>
        </text:list-item>
        <text:list-item>
          <text:p text:style-name="P20">MY_CP code postal</text:p>
        </text:list-item>
        <text:list-item>
          <text:p text:style-name="P20">MY_COMMUNE commune</text:p>
        </text:list-item>
        <text:list-item>
          <text:p text:style-name="P20">MY_TVA numéro de TVA</text:p>
        </text:list-item>
        <text:list-item>
          <text:p text:style-name="P20">MY_STREET : Rue qu'on a indiqué dans paramètres-&gt;société</text:p>
        </text:list-item>
        <text:list-item>
          <text:p text:style-name="P20">MY_NUMBER :numéro qu'on a indiqué dans paramètres-&gt;société</text:p>
        </text:list-item>
        <text:list-item>
          <text:p text:style-name="P20">MY_TEL : téléphone qu'on a indiqué dans paramètres-&gt;société</text:p>
        </text:list-item>
        <text:list-item>
          <text:p text:style-name="P20">MY_FAX: fax <text:s/>qu'on a indiqué dans paramètres-&gt;société</text:p>
        </text:list-item>
        <text:list-item>
          <text:p text:style-name="P20">MY_PAYS Pays qu'on a indiqué dans paramètres-&gt;société</text:p>
        </text:list-item>
        <text:list-item>
          <text:p text:style-name="P20">OTHER_INFO  information libre que l'on peut introduire dans l'écran de confirmation des journaux de vente</text:p>
        </text:list-item>
        <text:list-item>
          <text:p text:style-name="P20">USER le nom et le prénom de l'utilisateur ayant généré le document </text:p>
        </text:list-item>
        <text:list-item>
          <text:p text:style-name="P20">COMMENT la description donnée dans la facture ou la note de crédit.</text:p>
          <text:p text:style-name="P20"/>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3.1.4.Suggérer le numéro de pièce justificative|outline">#13.1.4.Suggérer le numéro de pièce justificative</text:a> ), des pièces justificatives</text:p>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xml:id="list32282334" text:style-name="L15">
        <text:list-item>
          <text:p text:style-name="P35">de prévoir les recettes et productions obtenues grâce aux activités du projet.</text:p>
          <text:p text:style-name="P35"><text:line-break/><text:soft-pag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xml:id="list32278196" text:style-name="L16">
        <text:list-item>
          <text:p text:style-name="P36">la colonne de gauche représente les charges</text:p>
        </text:list-item>
        <text:list-item>
          <text:p text:style-name="P36"><text:s/>la colonne de droite représente les produits</text:p>
          <text:p text:style-name="P36">Quand le total des dépenses ou charges est supérieur au total des recettes ou produits, le budget est déficitaire. Lorsque c'est le contraire, le budget est excédentaire <text:s/>Très important : un budget n'est pas seulement la liste 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line-break/>Vous pouvez mettre autant de projet que vous désirez Cliquez sur le bouton "ajout" et vous devez encoder quelques informations</text:p>
      <text:list xml:id="list32280453" text:style-name="L17">
        <text:list-item>
          <text:p text:style-name="P37">Nom : nom du projet à budgéter</text:p>
        </text:list-item>
        <text:list-item>
          <text:p text:style-name="P37">Description : bref résumé du projet</text:p>
        </text:list-item>
        <text:list-item>
          <text:p text:style-name="P37">Solde : de tous les comptes banquaires et de caisse. le montant servira pour les estimations budgetaire et le suivi des liquidités (banques et caisse)</text:p>
        </text:list-item>
        <text:list-item>
          <text:p text:style-name="P37">Plan analytique : le budget peut être réalisé pour un plan analytique et seulement un plan analytique <text:lin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ou produit pour le budget. On pourra avoir des fiches pour le prix de la feuille de photocopies, du<text:line-break/>kilomètre roulé, du prix de la prestation vendu à l'heure, de l'ordinateur portable, des bic, des livres de formations, <text:soft-page-break/>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xml:id="list32268427" text:style-name="L18">
        <text:list-item>
          <text:p text:style-name="P38">Code : servira pour vous souvenir des moyens à mettre dans le budget</text:p>
        </text:list-item>
        <text:list-item>
          <text:p text:style-name="P38">Description : pour plus de détails </text:p>
        </text:list-item>
        <text:list-item>
          <text:p text:style-name="P38">Prix/Unit : est le prix unitaire de ce moyen dans la monnaie du budget </text:p>
        </text:list-item>
        <text:list-item>
          <text:p text:style-name="P38">Unit : unité du moyen (journée, feuille de papier, pièce, heure, kilomètre, ....)</text:p>
          <text:p text:style-name="P38"><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line-break/>- Vous choisissez la fiche que vous allez budgeté, ensuite vous choisissez un poste du compte d'exploitation.</text:p>
      <text:list xml:id="list32279997" text:style-name="L19">
        <text:list-item>
          <text:p text:style-name="P39">Dans les cases, vous indiquez l'estimation des quantités utilisées pendant l'année qui vient en fonction de la période.</text:p>
        </text:list-item>
        <text:list-item>
          <text:p text:style-name="P39">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39"><text:line-break/></text:p>
        </text:list-item>
      </text:list>
      <text:h text:style-name="Heading_20_3" text:outline-level="3">Synthèse</text:h>
      <text:p text:style-name="Text_20_body"/>
      <text:p text:style-name="Text_20_body">Quand les trois premières étapes sont faites (hypothèse de projet, les fiches de travail, l'encodage du détail du budget), vous pouvez visualiser le réultat.</text:p>
      <text:p text:style-name="Text_20_body"><text:soft-page-break/><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xml:id="list32292168" text:style-name="L20">
        <text:list-item>
          <text:p text:style-name="P40">en ligne vous avez les postes du comptes d'exploitation - en colonne,vous avez les regroupement des postes analytiques (à paramétrer dans le module analytique)</text:p>
        </text:list-item>
        <text:list-item>
          <text:p text:style-name="P40">La dernière colonne est le résultat général du compte d'exploitation</text:p>
        </text:list-item>
        <text:list-item>
          <text:p text:style-name="P40">En bas, vous avez le même tableau en résumé, c'est à dire que vous avez les regroupement des postes du 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Le résultat est un tableau qui reprend tous les postes du compte d'exploitation. Pour chaqu'un d'eux vous avez le détail des quantités des fiches utilisées par poste de compte d'exploitation.</text:p>
      <text:p text:style-name="Text_20_body">Vous pouvez exporter le tableau en CSV</text:p>
      <text:h text:style-name="Heading_20_1" text:outline-level="1"><text:soft-page-break/>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text:soft-page-break/>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non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keep-together="always" fo:text-indent="0c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Footer">revision <text:modification-date style:data-style-name="N106">20090806-14:04</text:modification-date></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Farid</meta:initial-creator>
    <meta:creation-date>2008-02-10T23:07:21</meta:creation-date>
    <dc:date>2009-08-06T14:04:27.22</dc:date>
    <meta:editing-cycles>255</meta:editing-cycles>
    <meta:editing-duration>PT15H18M01S</meta:editing-duration>
    <meta:document-statistic meta:table-count="1" meta:image-count="0" meta:object-count="0" meta:page-count="37" meta:paragraph-count="882" meta:word-count="12961" meta:character-count="79611"/>
    <meta:user-defined meta:name="Info 1"/>
    <meta:user-defined meta:name="Info 2"/>
    <meta:user-defined meta:name="Info 3"/>
    <meta:user-defined meta:name="Info 4"/>
  </office:meta>
</office:document-meta>
</file>